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resultado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<text:s/>SOLUCÃO</text:p>
          </table:table-cell>
          <table:table-cell table:style-name="ce1" office:value-type="string" calcext:value-type="string">
            <text:p><text:s/>TEMPO MÉDIO</text:p>
          </table:table-cell>
        </table:table-row>
        <table:table-row table:style-name="ro1">
          <table:table-cell office:value-type="string" calcext:value-type="string">
            <text:p>TIC01-10-10-3.in</text:p>
          </table:table-cell>
          <table:table-cell office:value-type="float" office:value="179.75" calcext:value-type="float">
            <text:p>179.75</text:p>
          </table:table-cell>
          <table:table-cell office:value-type="float" office:value="0.524621" calcext:value-type="float">
            <text:p>0.52</text:p>
          </table:table-cell>
        </table:table-row>
        <table:table-row table:style-name="ro1">
          <table:table-cell office:value-type="string" calcext:value-type="string">
            <text:p>TIC03-40-40-3.in</text:p>
          </table:table-cell>
          <table:table-cell office:value-type="float" office:value="742.417" calcext:value-type="float">
            <text:p>742.42</text:p>
          </table:table-cell>
          <table:table-cell office:value-type="float" office:value="1.52121" calcext:value-type="float">
            <text:p>1.52</text:p>
          </table:table-cell>
        </table:table-row>
        <table:table-row table:style-name="ro1">
          <table:table-cell office:value-type="string" calcext:value-type="string">
            <text:p>TIC04-30-30-3.in</text:p>
          </table:table-cell>
          <table:table-cell office:value-type="float" office:value="737.5" calcext:value-type="float">
            <text:p>737.50</text:p>
          </table:table-cell>
          <table:table-cell office:value-type="float" office:value="1.22926" calcext:value-type="float">
            <text:p>1.23</text:p>
          </table:table-cell>
        </table:table-row>
        <table:table-row table:style-name="ro1">
          <table:table-cell office:value-type="string" calcext:value-type="string">
            <text:p>TIC04-50-50-3.in</text:p>
          </table:table-cell>
          <table:table-cell office:value-type="float" office:value="773.083" calcext:value-type="float">
            <text:p>773.08</text:p>
          </table:table-cell>
          <table:table-cell office:value-type="float" office:value="1.81259" calcext:value-type="float">
            <text:p>1.81</text:p>
          </table:table-cell>
        </table:table-row>
        <table:table-row table:style-name="ro1">
          <table:table-cell office:value-type="string" calcext:value-type="string">
            <text:p>TIC07-10-10-3.in</text:p>
          </table:table-cell>
          <table:table-cell office:value-type="float" office:value="159.417" calcext:value-type="float">
            <text:p>159.42</text:p>
          </table:table-cell>
          <table:table-cell office:value-type="float" office:value="0.588808" calcext:value-type="float">
            <text:p>0.59</text:p>
          </table:table-cell>
        </table:table-row>
        <table:table-row table:style-name="ro1">
          <table:table-cell office:value-type="string" calcext:value-type="string">
            <text:p>TIC08-30-30-3.in</text:p>
          </table:table-cell>
          <table:table-cell office:value-type="float" office:value="504.75" calcext:value-type="float">
            <text:p>504.75</text:p>
          </table:table-cell>
          <table:table-cell office:value-type="float" office:value="1.16111" calcext:value-type="float">
            <text:p>1.16</text:p>
          </table:table-cell>
        </table:table-row>
        <table:table-row table:style-name="ro1">
          <table:table-cell office:value-type="string" calcext:value-type="string">
            <text:p>TIC08-40-40-3.in</text:p>
          </table:table-cell>
          <table:table-cell office:value-type="float" office:value="568" calcext:value-type="float">
            <text:p>568.00</text:p>
          </table:table-cell>
          <table:table-cell office:value-type="float" office:value="1.57505" calcext:value-type="float">
            <text:p>1.58</text:p>
          </table:table-cell>
        </table:table-row>
        <table:table-row table:style-name="ro1">
          <table:table-cell office:value-type="string" calcext:value-type="string">
            <text:p>TIC10-10-10-3.in</text:p>
          </table:table-cell>
          <table:table-cell office:value-type="float" office:value="142.333" calcext:value-type="float">
            <text:p>142.33</text:p>
          </table:table-cell>
          <table:table-cell office:value-type="float" office:value="0.542855" calcext:value-type="float">
            <text:p>0.54</text:p>
          </table:table-cell>
        </table:table-row>
        <table:table-row table:style-name="ro1">
          <table:table-cell office:value-type="string" calcext:value-type="string">
            <text:p>TIC10-20-20-3.in</text:p>
          </table:table-cell>
          <table:table-cell office:value-type="float" office:value="282.917" calcext:value-type="float">
            <text:p>282.92</text:p>
          </table:table-cell>
          <table:table-cell office:value-type="float" office:value="0.876283" calcext:value-type="float">
            <text:p>0.88</text:p>
          </table:table-cell>
        </table:table-row>
        <table:table-row table:style-name="ro1">
          <table:table-cell office:value-type="string" calcext:value-type="string">
            <text:p>TIC11-40-40-4.in</text:p>
          </table:table-cell>
          <table:table-cell office:value-type="float" office:value="655.083" calcext:value-type="float">
            <text:p>655.08</text:p>
          </table:table-cell>
          <table:table-cell office:value-type="float" office:value="1.50529" calcext:value-type="float">
            <text:p>1.51</text:p>
          </table:table-cell>
        </table:table-row>
        <table:table-row table:style-name="ro1">
          <table:table-cell office:value-type="string" calcext:value-type="string">
            <text:p>TIC11-50-50-4.in</text:p>
          </table:table-cell>
          <table:table-cell office:value-type="float" office:value="669.4" calcext:value-type="float">
            <text:p>669.40</text:p>
          </table:table-cell>
          <table:table-cell office:value-type="float" office:value="2.43119" calcext:value-type="float">
            <text:p>2.43</text:p>
          </table:table-cell>
        </table:table-row>
        <table:table-row table:style-name="ro1">
          <table:table-cell office:value-type="string" calcext:value-type="string">
            <text:p>TIC16-30-30-4.in</text:p>
          </table:table-cell>
          <table:table-cell office:value-type="float" office:value="585.117" calcext:value-type="float">
            <text:p>585.12</text:p>
          </table:table-cell>
          <table:table-cell office:value-type="float" office:value="2.07349" calcext:value-type="float">
            <text:p>2.07</text:p>
          </table:table-cell>
        </table:table-row>
        <table:table-row table:style-name="ro1">
          <table:table-cell office:value-type="string" calcext:value-type="string">
            <text:p>TIC17-10-10-4.in</text:p>
          </table:table-cell>
          <table:table-cell office:value-type="float" office:value="204.5" calcext:value-type="float">
            <text:p>204.50</text:p>
          </table:table-cell>
          <table:table-cell office:value-type="float" office:value="0.994149" calcext:value-type="float">
            <text:p>0.99</text:p>
          </table:table-cell>
        </table:table-row>
        <table:table-row table:style-name="ro1">
          <table:table-cell office:value-type="string" calcext:value-type="string">
            <text:p>TIC19-10-10-4.in</text:p>
          </table:table-cell>
          <table:table-cell office:value-type="float" office:value="168" calcext:value-type="float">
            <text:p>168.00</text:p>
          </table:table-cell>
          <table:table-cell office:value-type="float" office:value="0.957585" calcext:value-type="float">
            <text:p>0.96</text:p>
          </table:table-cell>
        </table:table-row>
        <table:table-row table:style-name="ro1">
          <table:table-cell office:value-type="string" calcext:value-type="string">
            <text:p>TIC20-20-20-4.in</text:p>
          </table:table-cell>
          <table:table-cell office:value-type="float" office:value="322.617" calcext:value-type="float">
            <text:p>322.62</text:p>
          </table:table-cell>
          <table:table-cell office:value-type="float" office:value="1.11531" calcext:value-type="float">
            <text:p>1.12</text:p>
          </table:table-cell>
        </table:table-row>
        <table:table-row table:style-name="ro1">
          <table:table-cell office:value-type="string" calcext:value-type="string">
            <text:p>TIC37-30-30-4.in</text:p>
          </table:table-cell>
          <table:table-cell office:value-type="float" office:value="576.483" calcext:value-type="float">
            <text:p>576.48</text:p>
          </table:table-cell>
          <table:table-cell office:value-type="float" office:value="1.94587" calcext:value-type="float">
            <text:p>1.95</text:p>
          </table:table-cell>
        </table:table-row>
        <table:table-row table:style-name="ro1">
          <table:table-cell office:value-type="string" calcext:value-type="string">
            <text:p>TIC38-10-10-4.in</text:p>
          </table:table-cell>
          <table:table-cell office:value-type="float" office:value="240.283" calcext:value-type="float">
            <text:p>240.28</text:p>
          </table:table-cell>
          <table:table-cell office:value-type="float" office:value="1.30308" calcext:value-type="float">
            <text:p>1.30</text:p>
          </table:table-cell>
        </table:table-row>
        <table:table-row table:style-name="ro1">
          <table:table-cell office:value-type="string" calcext:value-type="string">
            <text:p>TIC40-40-40-4.in</text:p>
          </table:table-cell>
          <table:table-cell office:value-type="float" office:value="624.6" calcext:value-type="float">
            <text:p>624.60</text:p>
          </table:table-cell>
          <table:table-cell office:value-type="float" office:value="2.03178" calcext:value-type="float">
            <text:p>2.03</text:p>
          </table:table-cell>
        </table:table-row>
        <table:table-row table:style-name="ro1">
          <table:table-cell office:value-type="string" calcext:value-type="string">
            <text:p>TIC40-50-50-4.in</text:p>
          </table:table-cell>
          <table:table-cell office:value-type="float" office:value="716" calcext:value-type="float">
            <text:p>716.00</text:p>
          </table:table-cell>
          <table:table-cell office:value-type="float" office:value="2.98898" calcext:value-type="float">
            <text:p>2.99</text:p>
          </table:table-cell>
        </table:table-row>
        <table:table-row table:style-name="ro1">
          <table:table-cell office:value-type="string" calcext:value-type="string">
            <text:p>TIC42-30-30-3.in</text:p>
          </table:table-cell>
          <table:table-cell office:value-type="float" office:value="563.667" calcext:value-type="float">
            <text:p>563.67</text:p>
          </table:table-cell>
          <table:table-cell office:value-type="float" office:value="1.91257" calcext:value-type="float">
            <text:p>1.91</text:p>
          </table:table-cell>
        </table:table-row>
        <table:table-row table:style-name="ro1">
          <table:table-cell office:value-type="string" calcext:value-type="string">
            <text:p>TIC44-30-30-3.in</text:p>
          </table:table-cell>
          <table:table-cell office:value-type="float" office:value="508" calcext:value-type="float">
            <text:p>508.00</text:p>
          </table:table-cell>
          <table:table-cell office:value-type="float" office:value="1.63666" calcext:value-type="float">
            <text:p>1.64</text:p>
          </table:table-cell>
        </table:table-row>
        <table:table-row table:style-name="ro1">
          <table:table-cell office:value-type="string" calcext:value-type="string">
            <text:p>TIC44-40-40-3.in</text:p>
          </table:table-cell>
          <table:table-cell office:value-type="float" office:value="675.5" calcext:value-type="float">
            <text:p>675.50</text:p>
          </table:table-cell>
          <table:table-cell office:value-type="float" office:value="2.3585" calcext:value-type="float">
            <text:p>2.36</text:p>
          </table:table-cell>
        </table:table-row>
        <table:table-row table:style-name="ro1">
          <table:table-cell office:value-type="string" calcext:value-type="string">
            <text:p>TIC45-50-50-3.in</text:p>
          </table:table-cell>
          <table:table-cell office:value-type="float" office:value="980.667" calcext:value-type="float">
            <text:p>980.67</text:p>
          </table:table-cell>
          <table:table-cell office:value-type="float" office:value="2.86255" calcext:value-type="float">
            <text:p>2.86</text:p>
          </table:table-cell>
        </table:table-row>
        <table:table-row table:style-name="ro1">
          <table:table-cell office:value-type="string" calcext:value-type="string">
            <text:p>TIC46-30-30-3.in</text:p>
          </table:table-cell>
          <table:table-cell office:value-type="float" office:value="500.917" calcext:value-type="float">
            <text:p>500.92</text:p>
          </table:table-cell>
          <table:table-cell office:value-type="float" office:value="2.20522" calcext:value-type="float">
            <text:p>2.21</text:p>
          </table:table-cell>
        </table:table-row>
        <table:table-row table:style-name="ro1">
          <table:table-cell office:value-type="string" calcext:value-type="string">
            <text:p>TIC47-20-20-3.in</text:p>
          </table:table-cell>
          <table:table-cell office:value-type="float" office:value="263.667" calcext:value-type="float">
            <text:p>263.67</text:p>
          </table:table-cell>
          <table:table-cell office:value-type="float" office:value="1.7132" calcext:value-type="float">
            <text:p>1.71</text:p>
          </table:table-cell>
        </table:table-row>
        <table:table-row table:style-name="ro1">
          <table:table-cell office:value-type="string" calcext:value-type="string">
            <text:p>TIC47-50-50-3.in</text:p>
          </table:table-cell>
          <table:table-cell office:value-type="float" office:value="966.75" calcext:value-type="float">
            <text:p>966.75</text:p>
          </table:table-cell>
          <table:table-cell office:value-type="float" office:value="3.25229" calcext:value-type="float">
            <text:p>3.25</text:p>
          </table:table-cell>
        </table:table-row>
        <table:table-row table:style-name="ro1">
          <table:table-cell office:value-type="string" calcext:value-type="string">
            <text:p>TIC48-20-20-3.in</text:p>
          </table:table-cell>
          <table:table-cell office:value-type="float" office:value="370" calcext:value-type="float">
            <text:p>370.00</text:p>
          </table:table-cell>
          <table:table-cell office:value-type="float" office:value="1.44129" calcext:value-type="float">
            <text:p>1.44</text:p>
          </table:table-cell>
        </table:table-row>
        <table:table-row table:style-name="ro1">
          <table:table-cell office:value-type="string" calcext:value-type="string">
            <text:p>TIC49-20-20-3.in</text:p>
          </table:table-cell>
          <table:table-cell office:value-type="float" office:value="301" calcext:value-type="float">
            <text:p>301.00</text:p>
          </table:table-cell>
          <table:table-cell office:value-type="float" office:value="1.45671" calcext:value-type="float">
            <text:p>1.46</text:p>
          </table:table-cell>
        </table:table-row>
        <table:table-row table:style-name="ro1">
          <table:table-cell office:value-type="string" calcext:value-type="string">
            <text:p>TIC50-10-10-3.in</text:p>
          </table:table-cell>
          <table:table-cell office:value-type="float" office:value="211.333" calcext:value-type="float">
            <text:p>211.33</text:p>
          </table:table-cell>
          <table:table-cell office:value-type="float" office:value="0.870152" calcext:value-type="float">
            <text:p>0.87</text:p>
          </table:table-cell>
        </table:table-row>
        <table:table-row table:style-name="ro1">
          <table:table-cell office:value-type="string" calcext:value-type="string">
            <text:p>TIC52-10-10-4.in</text:p>
          </table:table-cell>
          <table:table-cell office:value-type="float" office:value="247.983" calcext:value-type="float">
            <text:p>247.98</text:p>
          </table:table-cell>
          <table:table-cell office:value-type="float" office:value="0.66396" calcext:value-type="float">
            <text:p>0.66</text:p>
          </table:table-cell>
        </table:table-row>
        <table:table-row table:style-name="ro1">
          <table:table-cell office:value-type="string" calcext:value-type="string">
            <text:p>TIC52-40-40-4.in</text:p>
          </table:table-cell>
          <table:table-cell office:value-type="float" office:value="580.65" calcext:value-type="float">
            <text:p>580.65</text:p>
          </table:table-cell>
          <table:table-cell office:value-type="float" office:value="2.35389" calcext:value-type="float">
            <text:p>2.35</text:p>
          </table:table-cell>
        </table:table-row>
        <table:table-row table:style-name="ro1">
          <table:table-cell office:value-type="string" calcext:value-type="string">
            <text:p>TIC53-20-20-4.in</text:p>
          </table:table-cell>
          <table:table-cell office:value-type="float" office:value="363.067" calcext:value-type="float">
            <text:p>363.07</text:p>
          </table:table-cell>
          <table:table-cell office:value-type="float" office:value="1.44238" calcext:value-type="float">
            <text:p>1.44</text:p>
          </table:table-cell>
        </table:table-row>
        <table:table-row table:style-name="ro1">
          <table:table-cell office:value-type="string" calcext:value-type="string">
            <text:p>TIC53-50-50-4.in</text:p>
          </table:table-cell>
          <table:table-cell office:value-type="float" office:value="920.95" calcext:value-type="float">
            <text:p>920.95</text:p>
          </table:table-cell>
          <table:table-cell office:value-type="float" office:value="3.28685" calcext:value-type="float">
            <text:p>3.29</text:p>
          </table:table-cell>
        </table:table-row>
        <table:table-row table:style-name="ro1">
          <table:table-cell office:value-type="string" calcext:value-type="string">
            <text:p>TIC54-40-40-4.in</text:p>
          </table:table-cell>
          <table:table-cell office:value-type="float" office:value="631.783" calcext:value-type="float">
            <text:p>631.78</text:p>
          </table:table-cell>
          <table:table-cell office:value-type="float" office:value="2.89296" calcext:value-type="float">
            <text:p>2.89</text:p>
          </table:table-cell>
        </table:table-row>
        <table:table-row table:style-name="ro1">
          <table:table-cell office:value-type="string" calcext:value-type="string">
            <text:p>TIC55-20-20-4.in</text:p>
          </table:table-cell>
          <table:table-cell office:value-type="float" office:value="335.967" calcext:value-type="float">
            <text:p>335.97</text:p>
          </table:table-cell>
          <table:table-cell office:value-type="float" office:value="1.64749" calcext:value-type="float">
            <text:p>1.65</text:p>
          </table:table-cell>
        </table:table-row>
        <table:table-row table:style-name="ro1">
          <table:table-cell office:value-type="string" calcext:value-type="string">
            <text:p>TIC56-20-20-4.in</text:p>
          </table:table-cell>
          <table:table-cell office:value-type="float" office:value="378.867" calcext:value-type="float">
            <text:p>378.87</text:p>
          </table:table-cell>
          <table:table-cell office:value-type="float" office:value="1.8401" calcext:value-type="float">
            <text:p>1.84</text:p>
          </table:table-cell>
        </table:table-row>
        <table:table-row table:style-name="ro1">
          <table:table-cell office:value-type="string" calcext:value-type="string">
            <text:p>TIC58-40-40-4.in</text:p>
          </table:table-cell>
          <table:table-cell office:value-type="float" office:value="630.783" calcext:value-type="float">
            <text:p>630.78</text:p>
          </table:table-cell>
          <table:table-cell office:value-type="float" office:value="2.75766" calcext:value-type="float">
            <text:p>2.76</text:p>
          </table:table-cell>
        </table:table-row>
        <table:table-row table:style-name="ro1">
          <table:table-cell office:value-type="string" calcext:value-type="string">
            <text:p>TIC58-50-50-4.in</text:p>
          </table:table-cell>
          <table:table-cell office:value-type="float" office:value="795.883" calcext:value-type="float">
            <text:p>795.88</text:p>
          </table:table-cell>
          <table:table-cell office:value-type="float" office:value="2.34027" calcext:value-type="float">
            <text:p>2.34</text:p>
          </table:table-cell>
        </table:table-row>
        <table:table-row table:style-name="ro1">
          <table:table-cell office:value-type="string" calcext:value-type="string">
            <text:p>TIC59-50-50-4.in</text:p>
          </table:table-cell>
          <table:table-cell office:value-type="float" office:value="708.983" calcext:value-type="float">
            <text:p>708.98</text:p>
          </table:table-cell>
          <table:table-cell office:value-type="float" office:value="1.97159" calcext:value-type="float">
            <text:p>1.97</text:p>
          </table:table-cell>
        </table:table-row>
        <table:table-row table:style-name="ro1">
          <table:table-cell office:value-type="string" calcext:value-type="string">
            <text:p>TIC60-30-30-4.in</text:p>
          </table:table-cell>
          <table:table-cell office:value-type="float" office:value="387.667" calcext:value-type="float">
            <text:p>387.67</text:p>
          </table:table-cell>
          <table:table-cell office:value-type="float" office:value="1.26965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05:16:49.903462910</dc:date>
    <meta:editing-duration>PT1M42S</meta:editing-duration>
    <meta:editing-cycles>1</meta:editing-cycles>
    <meta:document-statistic meta:table-count="1" meta:cell-count="123" meta:object-count="0"/>
    <meta:generator>LibreOffice/5.1.3.2$Linux_X86_64 LibreOffice_project/10m0$Build-2</meta:generator>
  </office:meta>
</office:document-meta>
</file>